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31b9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mplate !</text:p>
      <text:p text:style-name="Standard"/>
      <text:p text:style-name="Standard">Bonjour {{ object.name }}</text:p>
      <text:p text:style-name="Standard"/>
      <text:p text:style-name="Standard">{% load odt_<text:span text:style-name="T1">tags</text:span> %}</text:p>
      <text:p text:style-name="Standard">{% image_loader bad_content_image %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10T10:22:39.888936161</meta:creation-date>
    <dc:date>2019-10-10T16:45:31.723104107</dc:date>
    <meta:editing-duration>PT5M3S</meta:editing-duration>
    <meta:editing-cycles>13</meta:editing-cycles>
    <meta:generator>LibreOffice/6.3.2.2$Linux_X86_64 LibreOffice_project/30$Build-2</meta:generator>
    <meta:document-statistic meta:table-count="0" meta:image-count="0" meta:object-count="0" meta:page-count="1" meta:paragraph-count="4" meta:word-count="14" meta:character-count="90" meta:non-whitespace-character-count="80"/>
  </office:meta>
</office:document-meta>
</file>